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2pt" officeooo:rsid="0011093b" officeooo:paragraph-rsid="0011093b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officeooo:rsid="0011093b" officeooo:paragraph-rsid="0011093b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officeooo:rsid="0012a62d" officeooo:paragraph-rsid="0012a62d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officeooo:rsid="0013f969" officeooo:paragraph-rsid="0013f969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13f969" officeooo:paragraph-rsid="0013f969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1470c1" officeooo:paragraph-rsid="001470c1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style:text-underline-style="none" officeooo:rsid="0013f969" officeooo:paragraph-rsid="0013f969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style:text-underline-style="none" officeooo:rsid="001470c1" officeooo:paragraph-rsid="001470c1" style:font-size-asian="12.25pt" style:font-size-complex="14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e UT3 Problema 1</text:p>
      <text:p text:style-name="P1"/>
      <text:p text:style-name="P2"><text:span text:style-name="T1">Implementación</text:span> </text:p>
      <text:p text:style-name="P2"/>
      <text:p text:style-name="P3">Para el procesamiento de los datos se han utilizado varias estructura “if” para realizar una criba de los datos.</text:p>
      <text:p text:style-name="P3">Mediante una estructura “while” cada pareja de datos correctos se va almacenando sucesivamente en diferentes arrays separándolos en Sistólica y Diastólica.</text:p>
      <text:p text:style-name="P3">Empleando una estructura “switch” mostramos las diferentes opciones <text:s/>del programa.</text:p>
      <text:p text:style-name="P3">Dentro de cada opción del switch, empleamos una combinación del bucle “for” y el condicional “if” para determinar la sistólica máxima y la diastólica mínima.</text:p>
      <text:p text:style-name="P4">Con el comando “Math.abs” determinamos en valor absoluto la tensión mas compensada.</text:p>
      <text:p text:style-name="P4">Para conseguir las tensiones promedio hemos empleado dos bucles “for” para sumar todos los valores de las variables y poder sacar las medias de estos datos.</text:p>
      <text:p text:style-name="P4">Mediante el uso de las estructuras condicionales “if, else if y else” he determinado en que rango se encontraban los datos obtenidos en cada opción.</text:p>
      <text:p text:style-name="P4"/>
      <text:p text:style-name="P5">Retos encontrados</text:p>
      <text:p text:style-name="P7"/>
      <text:p text:style-name="P7">El mayor reto al que me he enfrentado en esta práctica ha sido el entender el funcionamiento y la lógica del asociar un valor de una array con su posición dentro de ella.</text:p>
      <text:p text:style-name="P7">Gracias a las pistas proporcionadas por el profesor y al visor de variables que incorpora apache netbeans he podido encontrar la manera de terminar el problema.</text:p>
      <text:p text:style-name="P7"/>
      <text:p text:style-name="P7"/>
      <text:p text:style-name="P6">Posibles mejoras</text:p>
      <text:p text:style-name="P8"/>
      <text:p text:style-name="P8">Añadiría algún texto adicional con recomendaciones de hábitos saludables cuando la tensión parece mayor de norma – alta.</text:p>
      <text:p text:style-name="P8">También una opción para guardar el informe en pd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05T18:06:29.358016693</meta:creation-date>
    <dc:date>2024-11-05T18:39:23.327258436</dc:date>
    <meta:editing-duration>PT10M53S</meta:editing-duration>
    <meta:editing-cycles>3</meta:editing-cycles>
    <meta:generator>LibreOffice/5.1.6.2$Linux_x86 LibreOffice_project/10m0$Build-2</meta:generator>
    <meta:document-statistic meta:table-count="0" meta:image-count="0" meta:object-count="0" meta:page-count="1" meta:paragraph-count="15" meta:word-count="232" meta:character-count="1463" meta:non-whitespace-character-count="1243"/>
  </office:meta>
</office:document-meta>
</file>